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ICO-50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st detailed information <text:a xlink:href="https://indico.cern.ch/event/606690/contributions/2623446/attachments/1497228/2330240/Fallows_2017_07_24__TAUP__PICO-40L_v1.2.pdf" xlink:type="simple">here</text:a></text:p>
              </text:list-item>
              <text:list-item>
                <text:p><text:span text:style-name="T1">Exposure: 1.27 * 10^5 kg days</text:span></text:p>
                <text:list>
                  <text:list-item>
                    <text:p>250l fiducial volume, filled with C<text:span text:style-name="T2">3</text:span><text:span text:style-name="T1">F</text:span><text:span text:style-name="T2">8</text:span><text:span text:style-name="T1"> (density: 1.39 kg/l)</text:span></text:p>
                  </text:list-item>
                  <text:list-item>
                    <text:p><text:span text:style-name="T1">Only fluorine is relevant: correction factor 0.81</text:span></text:p>
                  </text:list-item>
                </text:list>
              </text:list-item>
              <text:list-item>
                <text:p><text:span text:style-name="T1">2 bins: 3.2–10keV, 10–50keV</text:span></text:p>
              </text:list-item>
              <text:list-item>
                <text:p><text:span text:style-name="T1">First bin</text:span></text:p>
                <text:list>
                  <text:list-item>
                    <text:p><text:span text:style-name="T1">Use same acceptance as PICO-2L and PICO-60</text:span></text:p>
                  </text:list-item>
                  <text:list-item>
                    <text:p><text:span text:style-name="T1">Reduced exposure equivalent to 50% acceptance</text:span></text:p>
                  </text:list-item>
                </text:list>
              </text:list-item>
              <text:list-item>
                <text:p><text:span text:style-name="T1">Background: 3, 0.85 ev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rkSide-20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rxiv.org/pdf/1707.08145.pdf" xlink:type="simple">https://arxiv.org/pdf/1707.08145.pdf</text:a></text:p>
              </text:list-item>
              <text:list-item>
                <text:p>Exposure: 3.65 * 10^7 kg days</text:p>
              </text:list-item>
              <text:list-item>
                <text:p>Threshold: 30 keV (threshold function given, use f<text:span text:style-name="T2">200</text:span>)</text:p>
              </text:list-item>
              <text:list-item>
                <text:p>Resolution (crude estimate): 0.05 + (2 keV / Enr)</text:p>
              </text:list-item>
              <text:list-item>
                <text:p>10 bins: 30→80</text:p>
              </text:list-item>
              <text:list-item>
                <text:p>Backgrounds</text:p>
                <text:list>
                  <text:list-item>
                    <text:p>Assume 0.4 events from instrumental backgrounds, uniformly distributed</text:p>
                  </text:list-item>
                  <text:list-item>
                    <text:p>Neutrino scattering background: 1.6 events (non-trivial energy dependence)</text:p>
                  </text:list-item>
                  <text:list-item>
                    <text:p>[0.077, 0.117, 0.149, 0.156, 0.149, 0.138, 0.128, 0.119, 0.111, 0.10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Z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rxiv.org/pdf/1712.04793.pdf" xlink:type="simple">https://arxiv.org/pdf/1712.04793.pdf</text:a></text:p>
              </text:list-item>
              <text:list-item>
                <text:p><text:a xlink:href="https://arxiv.org/pdf/1509.02910.pdf" xlink:type="simple">https://arxiv.org/pdf/1509.02910.pdf</text:a></text:p>
              </text:list-item>
              <text:list-item>
                <text:p>Exposure: 5.6 * 10^6 kg days</text:p>
              </text:list-item>
              <text:list-item>
                <text:p>Resolution: 0.065 + 0.24 / sqrt(Enr / keV)</text:p>
              </text:list-item>
              <text:list-item>
                <text:p>50% acceptance above threshold</text:p>
              </text:list-item>
              <text:list-item>
                <text:p>6 bins: 6→30 keV</text:p>
              </text:list-item>
              <text:list-item>
                <text:p>Background: 0.394 events / b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RWI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rxiv.org/pdf/1506.08309.pdf" xlink:type="simple">https://arxiv.org/pdf/1506.08309.pdf</text:a></text:p>
              </text:list-item>
              <text:list-item>
                <text:p>200 t yr = 7.3 * 10^7 kg days (30% acceptance)</text:p>
              </text:list-item>
              <text:list-item>
                <text:p>Energy window: 5-20 keV (5 bins with 3 keV)</text:p>
              </text:list-item>
              <text:list-item>
                <text:p>99.98% ER rejection → no ER backgrounds</text:p>
              </text:list-item>
              <text:list-item>
                <text:p>Resolution: 0.05 + (0.05 keV / E_R)</text:p>
              </text:list-item>
              <text:list-item>
                <text:p>Neutrino scattering background: [0.83,0.41,0.29,0.24,0.19]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19:15.311378452</meta:creation-date>
    <dc:date>2018-02-05T10:12:44.435351340</dc:date>
    <meta:editing-duration>PT53M9S</meta:editing-duration>
    <meta:editing-cycles>5</meta:editing-cycles>
    <meta:generator>LibreOffice/5.1.6.2$Linux_X86_64 LibreOffice_project/10m0$Build-2</meta:generator>
    <meta:document-statistic meta:object-count="37"/>
  </office:meta>
</office:document-meta>
</file>